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5f529" officeooo:paragraph-rsid="0015f529" style:font-weight-asian="bold" style:font-weight-complex="bold"/>
    </style:style>
    <style:style style:name="P4" style:family="paragraph" style:parent-style-name="Standard">
      <style:text-properties officeooo:rsid="0015f529" officeooo:paragraph-rsid="0015f529"/>
    </style:style>
    <style:style style:name="P5" style:family="paragraph" style:parent-style-name="Standard">
      <style:text-properties officeooo:rsid="0015f529" officeooo:paragraph-rsid="0018c3d7"/>
    </style:style>
    <style:style style:name="P6" style:family="paragraph" style:parent-style-name="Text_20_body">
      <style:text-properties officeooo:rsid="0015f529" officeooo:paragraph-rsid="0018c3d7"/>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1ad8b1" style:font-weight-asian="bold" style:font-weight-complex="bold"/>
    </style:style>
    <style:style style:name="T5" style:family="text">
      <style:text-properties officeooo:rsid="0013b6e3"/>
    </style:style>
    <style:style style:name="T6" style:family="text">
      <style:text-properties officeooo:rsid="0014e60b"/>
    </style:style>
    <style:style style:name="T7" style:family="text">
      <style:text-properties officeooo:rsid="00174ddc"/>
    </style:style>
    <style:style style:name="T8" style:family="text">
      <style:text-properties officeooo:rsid="0018c3d7"/>
    </style:style>
    <style:style style:name="T9" style:family="text">
      <style:text-properties officeooo:rsid="001a6e75"/>
    </style:style>
    <style:style style:name="T10" style:family="text">
      <style:text-properties officeooo:rsid="001ad8b1"/>
    </style:style>
    <style:style style:name="T11" style:family="text">
      <style:text-properties officeooo:rsid="001c432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pnée ludique</text:span><text:span text:style-name="T1"/></text:p>
      <text:p text:style-name="Standard"/>
      <text:p text:style-name="Standard" loext:marker-style-name="T2"><text:span text:style-name="T2">Attention aux oreilles ! Ne jamais forcer la descente au niveau des tympans !</text:span><text:span text:style-name="T2"/></text:p>
      <text:p text:style-name="Standard" loext:marker-style-name="T2"><text:span text:style-name="T2">Ne jamais forcer une apnée dans la durée !</text:span><text:span text:style-name="T2"/></text:p>
      <text:p text:style-name="Standard"/>
      <text:p text:style-name="Standard" loext:marker-style-name="T3"><text:span text:style-name="T3">PMT : se pousser</text:span><text:span text:style-name="T3"/></text:p>
      <text:p text:style-name="Standard">S’immerger par deux personnes de même gabarit, se faire face et pousser ses mains sur les mains de la personne en face pour le faire reculer. <text:span text:style-name="T6">Utiliser les lignes sur le carrelage pour voir où on en est.</text:span></text:p>
      <text:p text:style-name="P2" loext:marker-style-name="T3"/>
      <text:p text:style-name="Standard" loext:marker-style-name="T3"><text:span text:style-name="T3">PMT, grande cuillère, balle de ping-pong : Ping</text:span><text:span text:style-name="T3"/></text:p>
      <text:p text:style-name="Standard">S’immerger avec la balle tenue par la cuillère, essayer de faire quelques mètres sans lâcher la balle.</text:p>
      <text:p text:style-name="Standard"/>
      <text:p text:style-name="Standard" loext:marker-style-name="T3"><text:span text:style-name="T3">PMT : Le téléphone arabe</text:span><text:span text:style-name="T3"/></text:p>
      <text:p text:style-name="Standard">En cercle, on se tient les mains, et un message composé de pressions part faire la boucle. De combien s’est perdu le message original ? Combien de tours a-t-il fait ?</text:p>
      <text:p text:style-name="P4"/>
      <text:p text:style-name="P3">Statique ; Rester exactement sans la montre</text:p>
      <text:p text:style-name="P4">Il s'agit de rester en apnée statique un temps déterminé mais sans montre. Tout le monde part en même temps et le gagnant est celui qui s'approche le plus du temps fixé.</text:p>
      <text:p text:style-name="P4"/>
      <text:p text:style-name="P5"><text:span text:style-name="T3">L'escargot </text:span>: <text:span text:style-name="T7">l</text:span>e gagnant est donc le dernier arrivé <text:span text:style-name="T11">(ne pas utiliser de poids)</text:span></text:p>
      <text:p text:style-name="P5"><text:span text:style-name="T3">La course de propulsion</text:span></text:p>
      <text:p text:style-name="P5"><text:span text:style-name="T8">C</text:span>onstituer des binômes. Un des apnéistes saisit l'autre par les chevilles : l'avant dirige et l'arrière propulse. (Possible en chaine de 3 apneistes<text:span text:style-name="T9">)</text:span></text:p>
      <text:p text:style-name="P5"/>
      <text:p text:style-name="P6"><text:span text:style-name="T4">S</text:span><text:span text:style-name="T3">'habiller sous l'eau </text:span>: les palmes, le<text:span text:style-name="T10">s</text:span> ma<text:span text:style-name="T10">s</text:span>que et tubas sont sous l'eau. L'apneeiste doit s'habiller sous l'eau. Le plus rapide à gagner.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ehdi ESSAID</meta:initial-creator>
    <meta:editing-cycles>19</meta:editing-cycles>
    <meta:creation-date>2023-09-16T18:40:00</meta:creation-date>
    <dc:date>2023-09-22T15:36:48.616760855</dc:date>
    <meta:editing-duration>PT2H26M11S</meta:editing-duration>
    <meta:generator>LibreOffice/7.5.6.2$Linux_X86_64 LibreOffice_project/50$Build-2</meta:generator>
    <meta:document-statistic meta:table-count="0" meta:image-count="0" meta:object-count="0" meta:page-count="1" meta:paragraph-count="15" meta:word-count="231" meta:character-count="1288" meta:non-whitespace-character-count="1071"/>
    <meta:user-defined meta:name="AppVersion">16.0000</meta:user-defined>
    <meta:template xlink:type="simple" xlink:actuate="onRequest" xlink:title="Normal.dotm" xlink:href=""/>
  </office:meta>
</office:document-meta>
</file>